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72cm" fo:min-width="1.52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696cm" fo:min-width="1.452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1.35cm"/>
    </style:style>
    <style:style style:name="gr5" style:family="graphic" style:parent-style-name="standard">
      <style:graphic-properties draw:textarea-horizontal-align="justify" draw:textarea-vertical-align="middle" draw:auto-grow-height="false" fo:min-height="0.696cm" fo:min-width="1.76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34cm"/>
    </style:style>
    <style:style style:name="gr8" style:family="graphic" style:parent-style-name="standard">
      <style:graphic-properties draw:textarea-horizontal-align="justify" draw:textarea-vertical-align="middle" draw:auto-grow-height="false" fo:min-height="0.696cm" fo:min-width="2.27cm"/>
    </style:style>
    <style:style style:name="gr9" style:family="graphic" style:parent-style-name="standard">
      <style:graphic-properties draw:textarea-horizontal-align="justify" draw:textarea-vertical-align="middle" draw:auto-grow-height="false" fo:min-height="0.6cm" fo:min-width="1.45cm"/>
    </style:style>
    <style:style style:name="gr10" style:family="graphic" style:parent-style-name="standard">
      <style:graphic-properties draw:textarea-horizontal-align="justify" draw:textarea-vertical-align="middle" draw:auto-grow-height="false" fo:min-height="1.01cm" fo:min-width="1.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45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1.651cm" fo:min-width="1.434cm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1.45cm"/>
    </style:style>
    <style:style style:name="gr15" style:family="graphic" style:parent-style-name="standard">
      <style:graphic-properties draw:textarea-horizontal-align="justify" draw:textarea-vertical-align="middle" draw:auto-grow-height="false" fo:min-height="0.946cm" fo:min-width="2.20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fo:min-height="3.45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1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1.01cm" fo:min-width="1.578cm"/>
    </style:style>
    <style:style style:name="gr20" style:family="graphic" style:parent-style-name="standard">
      <style:graphic-properties draw:textarea-horizontal-align="justify" draw:textarea-vertical-align="middle" draw:auto-grow-height="false" fo:min-height="1.01cm" fo:min-width="1.516cm"/>
    </style:style>
    <style:style style:name="gr21" style:family="graphic" style:parent-style-name="standard">
      <style:graphic-properties draw:textarea-horizontal-align="justify" draw:textarea-vertical-align="middle" draw:auto-grow-height="false" fo:min-height="1.01cm" fo:min-width="1.45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3" style:family="paragraph">
      <style:text-properties style:font-name="Microsoft Sans Serif" fo:font-size="12pt" style:font-size-asian="12pt" style:font-size-complex="12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style:font-name="Microsoft Sans Serif"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cm" svg:height="0.8cm" svg:x="6cm" svg:y="1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1cm" svg:y1="1.8cm" svg:x2="7.1cm" svg:y2="2.4cm">
          <text:p/>
        </draw:line>
        <draw:custom-shape draw:style-name="gr3" draw:text-style-name="P2" xml:id="id10" draw:id="id10" draw:layer="layout" svg:width="3.1cm" svg:height="1.5cm" svg:x="1.3cm" svg:y="6.3cm">
          <text:p text:style-name="P1"><text:span text:style-name="T1">Log In</text:span></text:p>
          <text:p text:style-name="P1"><text:span text:style-name="T1">screen 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xml:id="id1" draw:id="id1" draw:layer="layout" svg:width="3.7cm" svg:height="1.6cm" svg:x="5.344cm" svg:y="8.571cm">
          <text:p text:style-name="P1"><text:span text:style-name="T1">Password </text:span></text:p>
          <text:p text:style-name="P1"><text:span text:style-name="T1">Correc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7.244cm" svg:y1="7.771cm" svg:x2="7.244cm" svg:y2="8.671cm">
          <text:p/>
        </draw:line>
        <draw:custom-shape draw:style-name="gr5" draw:text-style-name="P2" xml:id="id2" draw:id="id2" draw:layer="layout" svg:width="3.6cm" svg:height="1.5cm" svg:x="5.444cm" svg:y="6.371cm">
          <text:p text:style-name="P1"><text:span text:style-name="T1">Email and </text:span></text:p>
          <text:p text:style-name="P1"><text:span text:style-name="T1">Password </text:span></text:p>
          <text:p text:style-name="P1"><text:span text:style-name="T1">enter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1cm" svg:y1="7.1cm" svg:x2="5.9cm" svg:y2="7.1cm">
          <text:p/>
        </draw:line>
        <draw:connector draw:style-name="gr2" draw:text-style-name="P1" draw:layer="layout" draw:type="lines" svg:x1="9.044cm" svg:y1="9.371cm" svg:x2="8.594cm" svg:y2="7.121cm" draw:start-shape="id1" draw:start-glue-point="7" draw:end-shape="id2" draw:end-glue-point="6" svg:d="M9044 9371h502v-2250h-952" svg:viewBox="0 0 953 2251">
          <text:p/>
        </draw:connector>
        <draw:frame draw:style-name="gr6" draw:text-style-name="P3" draw:layer="layout" svg:width="1.044cm" svg:height="0.729cm" svg:x="9.5cm" svg:y="8.371cm">
          <draw:text-box>
            <text:p><text:span text:style-name="T1">No</text:span></text:p>
          </draw:text-box>
        </draw:frame>
        <draw:line draw:style-name="gr2" draw:text-style-name="P1" draw:layer="layout" svg:x1="7.144cm" svg:y1="10.171cm" svg:x2="7.144cm" svg:y2="11.471cm">
          <text:p/>
        </draw:line>
        <draw:frame draw:style-name="gr7" draw:text-style-name="P3" draw:layer="layout" svg:width="1.234cm" svg:height="0.729cm" svg:x="7.1cm" svg:y="10.342cm">
          <draw:text-box>
            <text:p><text:span text:style-name="T1">Yes</text:span></text:p>
          </draw:text-box>
        </draw:frame>
        <draw:custom-shape draw:style-name="gr8" draw:text-style-name="P2" xml:id="id12" draw:id="id12" draw:layer="layout" svg:width="4.4cm" svg:height="1.5cm" svg:x="4.944cm" svg:y="11.371cm">
          <text:p text:style-name="P1"><text:span text:style-name="T1">Main </text:span></text:p>
          <text:p text:style-name="P1"><text:span text:style-name="T1">Database Menu 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xml:id="id3" draw:id="id3" draw:layer="layout" svg:width="3.9cm" svg:height="1.7cm" svg:x="4.944cm" svg:y="13.571cm">
          <text:p text:style-name="P1"><text:span text:style-name="T1">Option Selec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6.844cm" svg:y1="12.771cm" svg:x2="6.844cm" svg:y2="13.571cm">
          <text:p/>
        </draw:line>
        <draw:connector draw:style-name="gr2" draw:text-style-name="P1" draw:layer="layout" draw:type="lines" draw:line-skew="0cm -1.97cm" svg:x1="4.944cm" svg:y1="14.421cm" svg:x2="3.107cm" svg:y2="17.171cm" draw:start-shape="id3" draw:start-glue-point="5" draw:end-shape="id4" draw:end-glue-point="4" svg:d="M4944 14421h-501l-1336 279v2471" svg:viewBox="0 0 1838 2751">
          <text:p/>
        </draw:connector>
        <draw:connector draw:style-name="gr2" draw:text-style-name="P1" draw:layer="layout" draw:type="lines" draw:line-skew="-0.102cm -0.97cm" svg:x1="6.894cm" svg:y1="15.271cm" svg:x2="5.844cm" svg:y2="17.171cm" draw:start-shape="id3" draw:start-glue-point="6" draw:end-shape="id5" draw:end-glue-point="5" svg:d="M6894 15271v400l-1050 29v1471" svg:viewBox="0 0 1051 1901">
          <text:p/>
        </draw:connector>
        <draw:connector draw:style-name="gr2" draw:text-style-name="P1" draw:layer="layout" draw:type="lines" draw:line-skew="1.154cm -2.27cm" svg:x1="8.844cm" svg:y1="14.421cm" svg:x2="12.294cm" svg:y2="17.171cm" draw:start-shape="id3" draw:start-glue-point="7" draw:end-shape="id6" draw:end-glue-point="5" svg:d="M8844 14421h1656l1794-21v2771" svg:viewBox="0 0 3451 2772">
          <text:p/>
        </draw:connector>
        <draw:connector draw:style-name="gr2" draw:text-style-name="P1" draw:layer="layout" draw:type="lines" draw:line-skew="-0.102cm -0.87cm" svg:x1="6.894cm" svg:y1="15.271cm" svg:x2="9.094cm" svg:y2="17.171cm" draw:start-shape="id3" draw:start-glue-point="6" draw:end-shape="id7" draw:end-glue-point="5" svg:d="M6894 15271v400l2200 129v1371" svg:viewBox="0 0 2201 1901">
          <text:p/>
        </draw:connector>
        <draw:custom-shape draw:style-name="gr10" draw:text-style-name="P2" xml:id="id8" draw:id="id8" draw:layer="layout" svg:width="3.7cm" svg:height="2cm" svg:x="10.144cm" svg:y="10.971cm">
          <text:p text:style-name="P1"><text:span text:style-name="T1">Change </text:span></text:p>
          <text:p text:style-name="P1"><text:span text:style-name="T1">Password</text:span></text:p>
          <text:p text:style-name="P1"><text:span text:style-name="T1">Screen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s" draw:line-skew="0cm 0.898cm" svg:x1="8.844cm" svg:y1="14.421cm" svg:x2="11.994cm" svg:y2="12.971cm" draw:start-shape="id3" draw:start-glue-point="7" draw:end-shape="id8" draw:end-glue-point="8" svg:d="M8844 14421h502l2648-50v-1400" svg:viewBox="0 0 3151 1451">
          <text:p/>
        </draw:connector>
        <draw:line draw:style-name="gr2" draw:text-style-name="P1" draw:layer="layout" svg:x1="2.644cm" svg:y1="18.571cm" svg:x2="2.644cm" svg:y2="19.971cm">
          <text:p/>
        </draw:line>
        <draw:line draw:style-name="gr2" draw:text-style-name="P1" draw:layer="layout" svg:x1="5.644cm" svg:y1="18.571cm" svg:x2="5.644cm" svg:y2="19.971cm">
          <text:p/>
        </draw:line>
        <draw:line draw:style-name="gr2" draw:text-style-name="P1" draw:layer="layout" svg:x1="8.944cm" svg:y1="18.571cm" svg:x2="8.944cm" svg:y2="19.971cm">
          <text:p/>
        </draw:line>
        <draw:line draw:style-name="gr2" draw:text-style-name="P1" draw:layer="layout" svg:x1="12.244cm" svg:y1="18.571cm" svg:x2="12.244cm" svg:y2="19.971cm">
          <text:p/>
        </draw:line>
        <draw:line draw:style-name="gr2" draw:text-style-name="P1" draw:layer="layout" svg:x1="12.344cm" svg:y1="10.871cm" svg:x2="12.344cm" svg:y2="9.171cm">
          <text:p/>
        </draw:line>
        <draw:frame draw:style-name="gr11" draw:text-style-name="P3" draw:layer="layout" svg:width="2.957cm" svg:height="0.729cm" svg:x="1cm" svg:y="19.771cm">
          <draw:text-box>
            <text:p><text:span text:style-name="T1">See Page 39</text:span></text:p>
          </draw:text-box>
        </draw:frame>
        <draw:frame draw:style-name="gr11" draw:text-style-name="P3" draw:layer="layout" svg:width="2.957cm" svg:height="0.729cm" svg:x="4.244cm" svg:y="19.771cm">
          <draw:text-box>
            <text:p><text:span text:style-name="T1">See Page 40</text:span></text:p>
          </draw:text-box>
        </draw:frame>
        <draw:frame draw:style-name="gr11" draw:text-style-name="P3" draw:layer="layout" svg:width="2.957cm" svg:height="0.729cm" svg:x="7.524cm" svg:y="19.771cm">
          <draw:text-box>
            <text:p><text:span text:style-name="T1">See Page 41</text:span></text:p>
          </draw:text-box>
        </draw:frame>
        <draw:frame draw:style-name="gr11" draw:text-style-name="P3" draw:layer="layout" svg:width="2.957cm" svg:height="0.729cm" svg:x="10.744cm" svg:y="19.771cm">
          <draw:text-box>
            <text:p><text:span text:style-name="T1">See Page 42</text:span></text:p>
          </draw:text-box>
        </draw:frame>
        <draw:frame draw:style-name="gr12" draw:text-style-name="P3" draw:layer="layout" svg:width="3cm" svg:height="1.207cm" svg:x="11.3cm" svg:y="8.6cm">
          <draw:text-box>
            <text:p><text:span text:style-name="T1">See Page 43</text:span></text:p>
          </draw:text-box>
        </draw:frame>
        <draw:custom-shape draw:style-name="gr13" draw:text-style-name="P2" draw:layer="layout" svg:width="2.9cm" svg:height="1.9cm" svg:x="1.444cm" svg:y="11.171cm">
          <text:p text:style-name="P1"><text:span text:style-name="T1">Databas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2" draw:text-style-name="P1" draw:layer="layout" svg:x1="5.544cm" svg:y1="12.071cm" svg:x2="3.744cm" svg:y2="12.071cm">
          <text:p/>
        </draw:line>
        <draw:custom-shape draw:style-name="gr14" draw:text-style-name="P2" xml:id="id9" draw:id="id9" draw:layer="layout" svg:width="3.9cm" svg:height="2cm" svg:x="5.2cm" svg:y="2.3cm">
          <text:p text:style-name="P1"><text:span text:style-name="T1">Login Details</text:span></text:p>
          <text:p text:style-name="P1"><text:span text:style-name="T1">Exis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s" draw:line-skew="-1.899cm" svg:x1="5.2cm" svg:y1="3.3cm" svg:x2="2.85cm" svg:y2="6.3cm" draw:start-shape="id9" draw:start-glue-point="5" draw:end-shape="id10" draw:end-glue-point="5" svg:d="M5200 3300h-2400l50 2499v501" svg:viewBox="0 0 2401 3001">
          <text:p/>
        </draw:connector>
        <draw:frame draw:style-name="gr7" draw:text-style-name="P3" draw:layer="layout" svg:width="1.234cm" svg:height="0.729cm" svg:x="3.866cm" svg:y="2.571cm">
          <draw:text-box>
            <text:p><text:span text:style-name="T1">Yes</text:span></text:p>
          </draw:text-box>
        </draw:frame>
        <draw:custom-shape draw:style-name="gr15" draw:text-style-name="P2" draw:layer="layout" svg:width="4.3cm" svg:height="1.9cm" svg:x="9.6cm" svg:y="2.2cm">
          <text:p text:style-name="P1"><text:span text:style-name="T1">Enter New</text:span></text:p>
          <text:p text:style-name="P1"><text:span text:style-name="T1">Email + Passwor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2" xml:id="id11" draw:id="id11" draw:layer="layout" svg:width="3.9cm" svg:height="2cm" svg:x="10.1cm" svg:y="4.8cm">
          <text:p text:style-name="P1"><text:span text:style-name="T1">Confirm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9.1cm" svg:y1="3.3cm" svg:x2="10cm" svg:y2="3.3cm">
          <text:p/>
        </draw:line>
        <draw:line draw:style-name="gr2" draw:text-style-name="P1" draw:layer="layout" svg:x1="12cm" svg:y1="4.1cm" svg:x2="12cm" svg:y2="4.9cm">
          <text:p/>
        </draw:line>
        <draw:connector draw:style-name="gr2" draw:text-style-name="P1" draw:layer="layout" draw:type="lines" svg:x1="12.05cm" svg:y1="6.8cm" svg:x2="8.794cm" svg:y2="12.121cm" draw:start-shape="id11" draw:start-glue-point="6" draw:end-shape="id12" draw:end-glue-point="6" svg:d="M12050 6800v502l-2204 4819h-1052" svg:viewBox="0 0 3257 5322">
          <text:p/>
        </draw:connector>
        <draw:custom-shape draw:style-name="gr1" draw:text-style-name="P2" draw:layer="layout" svg:width="2.1cm" svg:height="0.8cm" svg:x="0.4cm" svg:y="14.1cm">
          <text:p text:style-name="P1"><text:span text:style-name="T1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.1cm" svg:y1="14.4cm" svg:x2="2.5cm" svg:y2="14.4cm">
          <text:p/>
        </draw:line>
        <draw:frame draw:style-name="gr16" draw:text-style-name="P4" draw:layer="layout" svg:width="2.712cm" svg:height="1.115cm" svg:x="11.9cm" svg:y="6.9cm">
          <draw:text-box>
            <text:p><text:span text:style-name="T2">Confirmation</text:span></text:p>
            <text:p><text:span text:style-name="T2">validated</text:span></text:p>
          </draw:text-box>
        </draw:frame>
        <draw:line draw:style-name="gr2" draw:text-style-name="P1" draw:layer="layout" svg:x1="10.1cm" svg:y1="5.9cm" svg:x2="10.1cm" svg:y2="4cm">
          <text:p/>
        </draw:line>
        <draw:frame draw:style-name="gr17" draw:text-style-name="P4" draw:layer="layout" svg:width="3cm" svg:height="3.707cm" svg:x="7.6cm" svg:y="4.6cm">
          <draw:text-box>
            <text:p text:style-name="P4"><text:span text:style-name="T2">Confirmation invalid</text:span></text:p>
          </draw:text-box>
        </draw:frame>
        <draw:frame draw:style-name="gr16" draw:text-style-name="P4" draw:layer="layout" svg:width="2.111cm" svg:height="1.115cm" svg:x="2.7cm" svg:y="13.4cm">
          <draw:text-box>
            <text:p text:style-name="P4">Program </text:p>
            <text:p text:style-name="P4">closed</text:p>
          </draw:text-box>
        </draw:frame>
        <draw:frame draw:style-name="gr16" draw:text-style-name="P4" draw:layer="layout" svg:width="2.318cm" svg:height="1.115cm" svg:x="3.3cm" svg:y="14.9cm">
          <draw:text-box>
            <text:p text:style-name="P4">Add Entry </text:p>
            <text:p text:style-name="P4">clicked</text:p>
          </draw:text-box>
        </draw:frame>
        <draw:frame draw:style-name="gr18" draw:text-style-name="P4" draw:layer="layout" svg:width="3.619cm" svg:height="2.411cm" svg:x="5.781cm" svg:y="15.685cm">
          <draw:text-box>
            <text:p text:style-name="P4">Remove entry</text:p>
            <text:p text:style-name="P4">clicked after selection</text:p>
          </draw:text-box>
        </draw:frame>
        <draw:custom-shape draw:style-name="gr19" draw:text-style-name="P2" xml:id="id4" draw:id="id4" draw:layer="layout" svg:width="3.3cm" svg:height="2cm" svg:x="1.044cm" svg:y="17.171cm">
          <text:p text:style-name="P1"><text:span text:style-name="T1">Add Entry </text:span></text:p>
          <text:p text:style-name="P1"><text:span text:style-name="T1">Screen 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xml:id="id5" draw:id="id5" draw:layer="layout" svg:width="3.2cm" svg:height="2cm" svg:x="4.244cm" svg:y="17.171cm">
          <text:p text:style-name="P1"><text:span text:style-name="T1">Verification</text:span></text:p>
          <text:p text:style-name="P1"><text:span text:style-name="T1">Screen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2" xml:id="id7" draw:id="id7" draw:layer="layout" svg:width="3.1cm" svg:height="2cm" svg:x="7.544cm" svg:y="17.171cm">
          <text:p text:style-name="P1"><text:span text:style-name="T1">Edit Entry</text:span></text:p>
          <text:p text:style-name="P1"><text:span text:style-name="T1">Screen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2" xml:id="id6" draw:id="id6" draw:layer="layout" svg:width="3.1cm" svg:height="2cm" svg:x="10.744cm" svg:y="17.171cm">
          <text:p text:style-name="P1"><text:span text:style-name="T1">Search </text:span></text:p>
          <text:p text:style-name="P1"><text:span text:style-name="T1">Fields</text:span></text:p>
          <text:p text:style-name="P1"><text:span text:style-name="T1">Screen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6" draw:text-style-name="P4" draw:layer="layout" svg:width="2.187cm" svg:height="1.115cm" svg:x="9cm" svg:y="15.5cm">
          <draw:text-box>
            <text:p text:style-name="P4">Edit Entry</text:p>
            <text:p text:style-name="P4">clicked</text:p>
          </draw:text-box>
        </draw:frame>
        <draw:frame draw:style-name="gr16" draw:text-style-name="P4" draw:layer="layout" svg:width="1.734cm" svg:height="1.115cm" svg:x="12.2cm" svg:y="15.485cm">
          <draw:text-box>
            <text:p text:style-name="P4">Search</text:p>
            <text:p text:style-name="P4">clicked</text:p>
          </draw:text-box>
        </draw:frame>
        <draw:frame draw:style-name="gr16" draw:text-style-name="P4" draw:layer="layout" svg:width="2.204cm" svg:height="1.547cm" svg:x="12cm" svg:y="12.885cm">
          <draw:text-box>
            <text:p text:style-name="P4">Change </text:p>
            <text:p text:style-name="P4">Password</text:p>
            <text:p text:style-name="P4">clicked</text:p>
          </draw:text-box>
        </draw:frame>
        <draw:frame draw:style-name="gr16" draw:text-style-name="P4" draw:layer="layout" svg:width="0.997cm" svg:height="0.683cm" svg:x="9.1cm" svg:y="2.6cm">
          <draw:text-box>
            <text:p text:style-name="P4">No</text:p>
          </draw:text-box>
        </draw:frame>
        <draw:line draw:style-name="gr2" draw:text-style-name="P5" draw:layer="layout" svg:x1="8.7cm" svg:y1="14.4cm" svg:x2="9.1cm" svg:y2="13.8cm">
          <text:p/>
        </draw:line>
        <draw:frame draw:style-name="gr12" draw:text-style-name="P3" draw:layer="layout" svg:width="3cm" svg:height="1.207cm" svg:x="7.8cm" svg:y="13.193cm">
          <draw:text-box>
            <text:p><text:span text:style-name="T1">See Page 4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8T19:27:18.102000000</meta:creation-date>
    <dc:date>2015-01-10T22:04:31.355000000</dc:date>
    <meta:editing-duration>PT5H25M43S</meta:editing-duration>
    <meta:editing-cycles>15</meta:editing-cycles>
    <meta:generator>LibreOffice/4.3.2.2$Windows_x86 LibreOffice_project/edfb5295ba211bd31ad47d0bad0118690f76407d</meta:generator>
    <meta:document-statistic meta:object-count="58"/>
  </office:meta>
</office:document-meta>
</file>